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="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svg:stroke-width="0.035cm" svg:stroke-color="#2a6099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4" style:family="graphic" style:parent-style-name="objectwithoutfill">
      <style:graphic-properties svg:stroke-width="0.035cm" svg:stroke-color="#1c1c1c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5" style:family="graphic" style:parent-style-name="Object_20_with_20_no_20_fill_20_and_20_no_20_line">
      <style:graphic-properties draw:fill-color="#729fcf"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8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9" style:family="graphic" style:parent-style-name="objectwithoutfill">
      <style:graphic-properties svg:stroke-color="#bf0041" draw:marker-start="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07cm" svg:y1="19.542cm" svg:x2="9.636cm" svg:y2="19.288cm">
          <text:p/>
        </draw:line>
        <draw:line draw:style-name="gr4" draw:text-style-name="P1" draw:layer="layout" svg:x1="6.183cm" svg:y1="19.548cm" svg:x2="9.636cm" svg:y2="19.542cm">
          <text:p/>
        </draw:line>
        <draw:frame draw:style-name="gr5" draw:text-style-name="P3" draw:layer="layout" svg:width="0.561cm" svg:height="0.627cm" svg:x="5.519cm" svg:y="17.3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4" draw:layer="layout" svg:width="0.514cm" svg:height="0.627cm" svg:x="7.35cm" svg:y="19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5" draw:layer="layout" svg:width="0.599cm" svg:height="0.627cm" svg:x="7.767cm" svg:y="18.65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1.459cm" svg:height="0.47cm" svg:x="10.195cm" svg:y="18.1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4" draw:layer="layout" svg:width="1.757cm" svg:height="0.424cm" svg:x="9.89cm" svg:y="19.2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4" draw:layer="layout" svg:width="1.857cm" svg:height="0.649cm" svg:x="5.975cm" svg:y="15.0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4" draw:layer="layout" svg:width="1.787cm" svg:height="0.424cm" svg:x="0.873cm" svg:y="19.2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" draw:text-style-name="P6" draw:layer="layout" svg:x1="6.207cm" svg:y1="19.542cm" svg:x2="2.678cm" svg:y2="19.542cm">
          <text:p/>
        </draw:line>
        <draw:line draw:style-name="gr8" draw:text-style-name="P6" draw:layer="layout" svg:x1="6.208cm" svg:y1="19.542cm" svg:x2="6.207cm" svg:y2="22.971cm">
          <text:p/>
        </draw:line>
        <draw:frame draw:style-name="gr6" draw:text-style-name="P4" draw:layer="layout" svg:width="2.131cm" svg:height="0.829cm" svg:x="5.727cm" svg:y="23.1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9" draw:text-style-name="P6" draw:layer="layout" svg:x1="10.271cm" svg:y1="18.653cm" svg:x2="9.763cm" svg:y2="19.288cm">
          <text:p/>
        </draw:line>
        <draw:line draw:style-name="gr10" draw:text-style-name="P6" draw:layer="layout" svg:x1="9.636cm" svg:y1="19.288cm" svg:x2="9.636cm" svg:y2="19.542cm">
          <text:p/>
        </draw:line>
        <draw:path draw:style-name="gr11" draw:text-style-name="P6" draw:layer="layout" svg:width="0.065cm" svg:height="0.145cm" draw:transform="rotate (-0.188146493364989) translate (8.64024068111271cm 19.376735908289cm)" svg:viewBox="0 0 66 146" svg:d="M0 1c36-9 49 31 61 54 11 22 2 50-3 75l-11 16">
          <text:p/>
        </draw:path>
        <draw:frame draw:style-name="gr6" draw:text-style-name="P4" draw:layer="layout" svg:width="0.838cm" svg:height="0.47cm" svg:x="9.814cm" svg:y="21.6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9" draw:text-style-name="P6" draw:layer="layout" svg:x1="9.636cm" svg:y1="21.828cm" svg:x2="8.747cm" svg:y2="19.4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3-16T14:50:47.364216443</dc:date>
    <meta:editing-duration>PT1H47M16S</meta:editing-duration>
    <meta:editing-cycles>34</meta:editing-cycles>
    <meta:generator>LibreOffice/6.4.7.2$Linux_X86_64 LibreOffice_project/4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style color="red">
      <mrow>
        <mi>d</mi>
        <mi>α</mi>
      </mrow>
    </mstyle>
    <annotation encoding="StarMath 5.0">color red { d%alpha }</annotation>
  </semantics>
</math>
</file>

<file path=Object 10/content.xml><?xml version="1.0" encoding="utf-8"?>
<math xmlns="http://www.w3.org/1998/Math/MathML" display="block">
  <semantics>
    <mrow>
      <mfrac>
        <mrow>
          <mn>3</mn>
          <mi>π</mi>
        </mrow>
        <mn>4</mn>
      </mfrac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{3%pi} over 4 ( + 2k%pi )</annotation>
  </semantics>
</math>
</file>

<file path=Object 3/content.xml><?xml version="1.0" encoding="utf-8"?>
<math xmlns="http://www.w3.org/1998/Math/MathML" display="block">
  <semantics>
    <mrow>
      <mn>0</mn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0 ( + 2k%pi )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style color="blue">
      <mi>R</mi>
    </mstyle>
    <annotation encoding="StarMath 5.0">color blue {R}</annotation>
  </semantics>
</math>
</file>

<file path=Object 7/content.xml><?xml version="1.0" encoding="utf-8"?>
<math xmlns="http://www.w3.org/1998/Math/MathML" display="block">
  <semantics>
    <mrow>
      <mfrac>
        <mi>π</mi>
        <mn>2</mn>
      </mfrac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%pi over 2 ( + 2k%pi )</annotation>
  </semantics>
</math>
</file>

<file path=Object 8/content.xml><?xml version="1.0" encoding="utf-8"?>
<math xmlns="http://www.w3.org/1998/Math/MathML" display="block">
  <semantics>
    <mstyle color="red">
      <mrow>
        <mi>R</mi>
        <mi>.</mi>
        <mi>d</mi>
        <mi>α</mi>
      </mrow>
    </mstyle>
    <annotation encoding="StarMath 5.0">color red { R.d%alpha }</annotation>
  </semantics>
</math>
</file>

<file path=Object 9/content.xml><?xml version="1.0" encoding="utf-8"?>
<math xmlns="http://www.w3.org/1998/Math/MathML" display="block">
  <semantics>
    <mrow>
      <mi>π</mi>
      <mrow>
        <mo fence="true" stretchy="false">(</mo>
        <mrow>
          <mrow>
            <mrow>
              <mo stretchy="false">+</mo>
              <mn>2</mn>
            </mrow>
            <mi>k</mi>
            <mi>π</mi>
          </mrow>
        </mrow>
        <mo fence="true" stretchy="false">)</mo>
      </mrow>
    </mrow>
    <annotation encoding="StarMath 5.0">%pi ( + 2k%pi )</annotation>
  </semantics>
</math>
</file>